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0.476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 to the floor; return to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get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a weigh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deep squat while holding the other leg; get back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then push your upper body down and back and your bottom up into a convex hold</text:p>
          </table:table-cell>
          <table:table-cell table:number-columns-repeated="46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6:22:54.680378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1-05-21T16:29:47.103492046</dc:date>
    <meta:editing-duration>P29DT11H42M52S</meta:editing-duration>
    <meta:editing-cycles>205</meta:editing-cycles>
    <meta:document-statistic meta:table-count="1" meta:cell-count="717" meta:object-count="0"/>
  </office:meta>
</office:document-meta>
</file>